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ecutorConfig.getShutdownDel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orConfig.getQueue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orConfig.setShutdownDelay( long shutdownDel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orConfig.setCorePoolSize( int corePool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orConfig.isAllowCoreThreads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orConfig.setQueueSize( int queue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orConfig.getMaximumPool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orConfig.isThreadDaem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orConfig.setThreadPriority( int threadPrior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orConfig.getKeepAliv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orConfig.setThreadDaemon( boolean threadDaem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orConfig.setAllowCoreThreadsTimeout( boolean allowCoreThreads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ExecutorConfig.setKeepAliveTime( long keepAl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orConfig.setMaximumPoolSize( int maximumPool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orConfig.getCorePool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orConfig.getThreadPrio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